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D000003E856191E40F5FB7CB2.png" manifest:media-type="image/png"/>
  <manifest:file-entry manifest:full-path="Pictures/100000000000077B0000042C7BB841D0125353EB.png" manifest:media-type="image/png"/>
  <manifest:file-entry manifest:full-path="Pictures/100000000000050000000409DE8E505B60C067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2" text:anchor-type="char" svg:x="0.141cm" svg:y="10.594cm" svg:width="17cm" svg:height="15.439cm" draw:z-index="1"><draw:image xlink:href="Pictures/100000000000044D000003E856191E40F5FB7CB2.png" xlink:type="simple" xlink:show="embed" xlink:actuate="onLoad" draw:mime-type="image/png"/></draw:frame><draw:frame draw:style-name="fr2" draw:name="Bild1" text:anchor-type="char" svg:x="0.141cm" svg:y="0.042cm" svg:width="17cm" svg:height="13.72cm" draw:z-index="0"><draw:image xlink:href="Pictures/100000000000050000000409DE8E505B60C0679D.png" xlink:type="simple" xlink:show="embed" xlink:actuate="onLoad" draw:mime-type="image/png"/></draw:frame></text:p>
      <text:p text:style-name="P1"><draw:frame draw:style-name="fr1" draw:name="Bild3" text:anchor-type="char" svg:width="17cm" svg:height="9.481cm" draw:z-index="2"><draw:image xlink:href="Pictures/100000000000077B0000042C7BB841D0125353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2T08:53:19.919000000</meta:creation-date>
    <dc:date>2021-07-12T12:36:05.313000000</dc:date>
    <meta:editing-duration>PT1M41S</meta:editing-duration>
    <meta:editing-cycles>2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